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1" svg:font-family="monospace"/>
    <style:font-face style:name="monospace" svg:font-family="monospace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 style:list-style-name="L1">
      <style:text-properties style:font-name="DejaVu Sans"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rad Gotfryd</text:p>
      <text:p text:style-name="P1"/>
      <text:p text:style-name="P1">STER</text:p>
      <text:p text:style-name="P1">Dokumentacja projektu.</text:p>
      <text:p text:style-name="P1"/>
      <text:p text:style-name="P1">Temat projektu: Sterownik do komunikacji IPC</text:p>
      <text:p text:style-name="P1"/>
      <text:p text:style-name="P2">Algorytm wykrywaniania zakleszczenia:</text:p>
      <text:p text:style-name="P2"><text:tab/>Zastosowano algorytm rekurencyjny. Algorytm ma za zadanie sprawdzić, czy istnieje wątek taki, który jednocześnie:</text:p>
      <text:list xml:id="list1057454960354057729" text:style-name="L1">
        <text:list-item>
          <text:list>
            <text:list-item>
              <text:p text:style-name="P3">nie czeka jeszcze na żadne zdarzenie</text:p>
            </text:list-item>
            <text:list-item>
              <text:p text:style-name="P3">może wyemitować zdarzenie, na który wątek badany chce oczekiwać, lub przez który inny wątek zostanie odblokowany i ten inny wątek będzie mógł rzucić zdarzeniem na który wątek badany chce oczekiwać. </text:p>
            </text:list-item>
            <text:list-item>
              <text:p text:style-name="P3"/>
            </text:list-item>
          </text:list>
        </text:list-item>
      </text:list>
      <text:p text:style-name="P2">Przykład 1: 3 wątki o nazwach 1, 2, 3. Wątek 1 rzuca zdarzeniem „a” i wątek ten już czeka na „c”. Wątek 3 rzuca zdarzeniem „c”. Wątek 2 rzuca zdarzeniem „b” i chce czekać na zdarzenie „a”. Deadlock nie wystąpi, bo wątek 3 na nic nie czeka.</text:p>
      <text:p text:style-name="P2">Przykład 2: 2 wątki o nazwach 1, 2. Wątek 1 rzuca zdarzeniem „a” i wątek ten już czeka na zdarzenie „b”. Wątek 2 wysyła zdarzenie „b”. Wątek ten nie może czekać na zdarzenie „a”.</text:p>
      <text:p text:style-name="P2"><text:line-break/>Algorytm opiera się na funkcjach:</text:p>
      <text:p text:style-name="P2"><text:tab/>1 - int events_check_not_deadlock(struct events *cmc, struct task_struct *task, </text:p>
      <text:p text:style-name="P2"><text:tab/><text:tab/><text:tab/> <text:s text:c="5"/><text:tab/><text:tab/> <text:s text:c="10"/>struct event *event)</text:p>
      <text:p text:style-name="P2"><text:tab/>2 - ssize_t events_search_task(struct task_struct **arr, ssize_t size, struct task_struct <text:tab/><text:tab/><text:tab/><text:tab/><text:tab/> <text:s text:c="3"/>*task)</text:p>
      <text:p text:style-name="P2"><text:tab/>3- struct event *events_check_if_proc_waits(struct events *cmc, struct task_struct <text:tab/><text:tab/><text:tab/><text:tab/><text:tab/><text:tab/><text:tab/><text:tab/> <text:s text:c="3"/>*task)</text:p>
      <text:p text:style-name="P2"/>
      <text:p text:style-name="P2"><text:tab/>1 funkcja sprawdza każdy proces/wątek, który może emitować zdarzenie będące argumentem funkcji – event, tzn. zdarzenie na które badany proces/wątek chce oczekiwać. </text:p>
      <text:p text:style-name="P2"><text:tab/>2 funkcja sprawdza, czy obecnie badany proces rzucający dane zdarzenie już oczekuje na to samo zdarzenie (tzn. sytuacja gdy są dwa procesy: 1, 2 i jedno zdarzenie „a”). Jeśli tak jest, pomijany jest taki proces w dalszym badaniu.</text:p>
      <text:p text:style-name="P2"><text:tab/>3 funkcja sprawdza, czy proces rzucający, który jest badany przez funkcję 1, już na coś czeka. Jeśli tak, do funkcji 1 kierowane jest zdarzenie na które to proces oczekuje. Jeśli nie, oznacza to teoretyczny brak zakleszczenia. </text:p>
      <text:p text:style-name="P2"/>
      <text:p text:style-name="P2">Opis API użytkownika:</text:p>
      <text:p text:style-name="P2">int event_set(char *name) – funkcja tworzy nowe zdarzenie o nazwie z argumentu, lub dopuszcza proces/wątek do użytkowania zdarzenia. Funkcja zwraca numeryczne oznaczenie zdarzenia (deskryptor pliku pełni tę funkcję) gdy proces został dopuszczony do zdarzenia, lub w przypadku błędu ustawia wartość -1 i ustawia odpowiednio wartość zmiennej errno.</text:p>
      <text:p text:style-name="P2">int event_wait(int event_num) - funkcja, której celem jest oczekiwanie na nazwane zdarzenie. Funkcja zwraca 0, gdy oczekiwanie się powiodło, lub wartość -1, gdy z jakiegoś powodu funkcja nie może oczekiwać, lub oczekiwanie zostało przerwane.</text:p>
      <text:p text:style-name="P2">int event_wait_group(char **events, int events_cnt) – oczekiwanie na jedno z grupy zdarzeń. Parametr events_cnt określa liczbę zdarzeń, która ma być pobrana ze wskaźnika char **events.</text:p>
      <text:p text:style-name="P2">Funkcja zwraca numer zdarzenia w przekazanej tablicy, które zostało odebrane, lub wartość -1 w przeciwnym wypadku. Stosownie do błędu ustawia errno.</text:p>
      <text:p text:style-name="P2">int event_throw(int event_num) - rzucanie zdarzeniem. Funkcja zwraca 0, gdy rzucenie zdarzeniem jest możliwe, -1 w przeciwnym wypadku. Errno ustawione stosownie do błędu.</text:p>
      <text:p text:style-name="P2">int event_unset(int event_num) - Usuwanie nazwanego zdarzenia ze sterownika. Funkcja zwraca wartość -1 i ustawia odpowiednio errno w sytuacji błędu. W przypadku gdy errno=EDEADLK, nie może dojść do usunięcia zdarzenia, ponieważ będzie to skutkowało zakleszczeniem innych procesów/wątków.</text:p>
      <text:p text:style-name="P2">int event_check_error_exit(int rt, char *st) oraz int event_check_error(int rt, char *st) – prezentacja błedu. Pierwsza funkcja powoduje zakończenie wątku/procesu.</text:p>
      <text:p text:style-name="P2"/>
      <text:p text:style-name="P2"/>
      <text:p text:style-name="P2"><text:soft-page-break/>Opis sterownika:</text:p>
      <text:p text:style-name="P2"/>
      <text:p text:style-name="P2">Sterownik opiera się na strukturze:</text:p>
      <text:p text:style-name="P2"/>
      <text:p text:style-name="P2">struct events {</text:p>
      <text:p text:style-name="P2"><text:tab/>const char *driver_name;</text:p>
      <text:p text:style-name="P2"><text:tab/>struct cdev *cdev;</text:p>
      <text:p text:style-name="P2"><text:tab/>dev_t dev;</text:p>
      <text:p text:style-name="P2"><text:tab/>struct class *class;</text:p>
      <text:p text:style-name="P2"><text:tab/>struct file_operations fops;</text:p>
      <text:p text:style-name="P2"><text:tab/>struct device *device;</text:p>
      <text:p text:style-name="P2"><text:tab/>struct list_head event_list;</text:p>
      <text:p text:style-name="P2"><text:tab/>struct mutex lock;</text:p>
      <text:p text:style-name="P2"><text:tab/>unsigned int event_cnt;</text:p>
      <text:p text:style-name="P2">};</text:p>
      <text:p text:style-name="P2"/>
      <text:p text:style-name="P2">W celu synchronizacji dostępu do danych zastosowano mutex o nazwie lock. Każde zdarzenie zawarte jest w liście event_list. Zmienna event_cnt monitoruje liczbę elementów. W przypadku gdy jest liczba zdarzeń jest równa 0 i zmienna ma zostać dekrementowana, następuje generacja poważnego błędu systemowego Oops przez funkcję pomocniczą generate_oops().</text:p>
      <text:p text:style-name="P2"/>
      <text:p text:style-name="P2">Każde zdażenie reprezentowane jest przez strukturę:</text:p>
      <text:p text:style-name="P2">struct event {</text:p>
      <text:p text:style-name="P2"><text:tab/>char *name;</text:p>
      <text:p text:style-name="P2"><text:tab/>struct completion **wait;</text:p>
      <text:p text:style-name="P2"><text:tab/>char **completed_by;</text:p>
      <text:p text:style-name="P2"><text:tab/>unsigned int s_comp;</text:p>
      <text:p text:style-name="P2"><text:tab/>unsigned int g_comp;</text:p>
      <text:p text:style-name="P2"><text:tab/>struct list_head element;</text:p>
      <text:p text:style-name="P2"><text:tab/>struct task_struct **proc_throws;</text:p>
      <text:p text:style-name="P2"><text:tab/>struct task_struct **proc_waits;</text:p>
      <text:p text:style-name="P2">};</text:p>
      <text:p text:style-name="P2"></text:p>
      <text:p text:style-name="P2"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2"/>
      <text:p text:style-name="P2">Zmienne struct task_struct **proc_throws/waits wykorzystywane przez algorytm wykrywający zakleszczenie. Tablice te inicjalizowane są przez macro current – macro to przekazuje wsaźnik na strukturę task_struct wątku wywołującego. </text:p>
      <text:p text:style-name="P2"/>
      <text:p text:style-name="P2">Zmienna wait jest wskaźnikiem na tablicę struct completion ze względu na dynamiczne tworzenie struktur completion. </text:p>
      <text:p text:style-name="P2"/>
      <text:p text:style-name="P2">Zmienna completed_by zastosowana dla otrzymywania informacji o tym, które zdarzenie zostało odebrane przy oczekiwaniu grupowym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1" svg:font-family="monospace"/>
    <style:font-face style:name="monospace" svg:font-family="monospace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2T22:42:58</dc:date>
    <dc:creator>Konrad Gotfryd</dc:creator>
    <meta:editing-duration>PT1H28M26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2" meta:paragraph-count="56" meta:word-count="693" meta:character-count="5073"/>
  </office:meta>
</office:document-meta>
</file>